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5c8" officeooo:paragraph-rsid="000c85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gegevens:<text:line-break/>Naam: Alexander Borgers</text:p>
      <text:p text:style-name="P1">Klas: 1L</text:p>
      <text:p text:style-name="P1">Idk what e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9:08:58.356615553</meta:creation-date>
    <dc:date>2019-10-17T09:09:37.019742213</dc:date>
    <meta:editing-duration>PT40S</meta:editing-duration>
    <meta:editing-cycles>1</meta:editing-cycles>
    <meta:document-statistic meta:table-count="0" meta:image-count="0" meta:object-count="0" meta:page-count="1" meta:paragraph-count="3" meta:word-count="10" meta:character-count="62" meta:non-whitespace-character-count="55"/>
    <meta:generator>LibreOffice/6.0.7.3$Linux_X86_64 LibreOffice_project/00m0$Build-3</meta:generator>
  </office:meta>
</office:document-meta>
</file>